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<text:s text:c="12"/>States/UT</text:p>
          </table:table-cell>
          <table:table-cell table:style-name="ce2" office:value-type="string" calcext:value-type="string">
            <text:p>Populaton/PoliceM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a Pradesh</text:p>
          </table:table-cell>
          <table:table-cell office:value-type="float" office:value="921.319329279528" calcext:value-type="float">
            <text:p>921.3193292795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unachal Pradesh</text:p>
          </table:table-cell>
          <table:table-cell office:value-type="float" office:value="208.633243621039" calcext:value-type="float">
            <text:p>208.6332436210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sam</text:p>
          </table:table-cell>
          <table:table-cell office:value-type="float" office:value="577.433883820303" calcext:value-type="float">
            <text:p>577.4338838203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har</text:p>
          </table:table-cell>
          <table:table-cell office:value-type="float" office:value="1789.86933953821" calcext:value-type="float">
            <text:p>1789.869339538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hattisgarh</text:p>
          </table:table-cell>
          <table:table-cell office:value-type="float" office:value="858.000858000858" calcext:value-type="float">
            <text:p>858.00085800085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a</text:p>
          </table:table-cell>
          <table:table-cell office:value-type="float" office:value="344.328902968115" calcext:value-type="float">
            <text:p>344.32890296811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jarat</text:p>
          </table:table-cell>
          <table:table-cell office:value-type="float" office:value="769.882208022173" calcext:value-type="float">
            <text:p>769.88220802217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yana</text:p>
          </table:table-cell>
          <table:table-cell office:value-type="float" office:value="477.714613290021" calcext:value-type="float">
            <text:p>477.71461329002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machal Pradesh</text:p>
          </table:table-cell>
          <table:table-cell office:value-type="float" office:value="550.782110597048" calcext:value-type="float">
            <text:p>550.78211059704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mmu and Kashmir</text:p>
          </table:table-cell>
          <table:table-cell office:value-type="float" office:value="210.349179638199" calcext:value-type="float">
            <text:p>210.34917963819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harkhand</text:p>
          </table:table-cell>
          <table:table-cell office:value-type="float" office:value="575.705238917674" calcext:value-type="float">
            <text:p>575.70523891767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rnataka</text:p>
          </table:table-cell>
          <table:table-cell office:value-type="float" office:value="802.24628961091" calcext:value-type="float">
            <text:p>802.2462896109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erala</text:p>
          </table:table-cell>
          <table:table-cell office:value-type="float" office:value="871.156024043906" calcext:value-type="float">
            <text:p>871.1560240439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dhya Pradesh</text:p>
          </table:table-cell>
          <table:table-cell office:value-type="float" office:value="984.542679925175" calcext:value-type="float">
            <text:p>984.54267992517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arashtra</text:p>
          </table:table-cell>
          <table:table-cell office:value-type="float" office:value="699.447436525145" calcext:value-type="float">
            <text:p>699.44743652514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nipur</text:p>
          </table:table-cell>
          <table:table-cell office:value-type="float" office:value="526.592943654555" calcext:value-type="float">
            <text:p>526.59294365455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ghalaya</text:p>
          </table:table-cell>
          <table:table-cell office:value-type="float" office:value="272.709918459734" calcext:value-type="float">
            <text:p>272.70991845973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zoram</text:p>
          </table:table-cell>
          <table:table-cell office:value-type="float" office:value="116.954960644656" calcext:value-type="float">
            <text:p>116.95496064465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agaland</text:p>
          </table:table-cell>
          <table:table-cell office:value-type="float" office:value="64.9806357705404" calcext:value-type="float">
            <text:p>64.980635770540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disha</text:p>
          </table:table-cell>
          <table:table-cell office:value-type="float" office:value="1031.99174406605" calcext:value-type="float">
            <text:p>1031.9917440660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unjab</text:p>
          </table:table-cell>
          <table:table-cell office:value-type="float" office:value="391.22100074332" calcext:value-type="float">
            <text:p>391.2210007433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jasthan</text:p>
          </table:table-cell>
          <table:table-cell office:value-type="float" office:value="972.195216799533" calcext:value-type="float">
            <text:p>972.19521679953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kkim</text:p>
          </table:table-cell>
          <table:table-cell office:value-type="float" office:value="163.985503681475" calcext:value-type="float">
            <text:p>163.98550368147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mil Nadu</text:p>
          </table:table-cell>
          <table:table-cell office:value-type="float" office:value="752.105896510229" calcext:value-type="float">
            <text:p>752.10589651022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ipura</text:p>
          </table:table-cell>
          <table:table-cell office:value-type="float" office:value="164.98927569708" calcext:value-type="float">
            <text:p>164.9892756970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ttarpradesh</text:p>
          </table:table-cell>
          <table:table-cell office:value-type="float" office:value="1316.48235913639" calcext:value-type="float">
            <text:p>1316.4823591363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ttrakhand</text:p>
          </table:table-cell>
          <table:table-cell office:value-type="float" office:value="541.125541125541" calcext:value-type="float">
            <text:p>541.12554112554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est Bengal</text:p>
          </table:table-cell>
          <table:table-cell office:value-type="float" office:value="1242.54473161034" calcext:value-type="float">
            <text:p>1242.5447316103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 and n island</text:p>
          </table:table-cell>
          <table:table-cell office:value-type="float" office:value="154.137830047629" calcext:value-type="float">
            <text:p>154.1378300476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ndigarh</text:p>
          </table:table-cell>
          <table:table-cell office:value-type="float" office:value="208.633243621039" calcext:value-type="float">
            <text:p>208.63324362103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dara and Nagar Haveli</text:p>
          </table:table-cell>
          <table:table-cell office:value-type="float" office:value="1446.96860078136" calcext:value-type="float">
            <text:p>1446.9686007813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lhi</text:p>
          </table:table-cell>
          <table:table-cell office:value-type="float" office:value="212.179079142797" calcext:value-type="float">
            <text:p>212.17907914279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man and Diu</text:p>
          </table:table-cell>
          <table:table-cell office:value-type="float" office:value="857.118368046627" calcext:value-type="float">
            <text:p>857.11836804662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kshadeep</text:p>
          </table:table-cell>
          <table:table-cell office:value-type="float" office:value="233.896243626327" calcext:value-type="float">
            <text:p>233.89624362632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uducherry</text:p>
          </table:table-cell>
          <table:table-cell office:value-type="float" office:value="441.2673197423" calcext:value-type="float">
            <text:p>441.26731974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7:34:48.036293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2:19:10.963678699</meta:creation-date>
    <dc:date>2018-02-02T17:35:51.024629729</dc:date>
    <meta:editing-duration>PT19M41S</meta:editing-duration>
    <meta:editing-cycles>3</meta:editing-cycles>
    <meta:generator>LibreOffice/5.3.1.2$Linux_X86_64 LibreOffice_project/30m0$Build-2</meta:generator>
    <meta:document-statistic meta:table-count="1" meta:cell-count="108" meta:object-count="0"/>
  </office:meta>
</office:document-meta>
</file>